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5006101043801</text:p>
          </table:table-cell>
          <table:table-cell office:value-type="string" calcext:value-type="string">
            <text:p>2025-01-02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4968" calcext:value-type="float">
            <text:p>95.37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06101043801</text:p>
          </table:table-cell>
          <table:table-cell office:value-type="string" calcext:value-type="string">
            <text:p>2024-01-03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50584" calcext:value-type="float">
            <text:p>95.35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06101043801</text:p>
          </table:table-cell>
          <table:table-cell office:value-type="string" calcext:value-type="string">
            <text:p>2023-01-05 1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32224" calcext:value-type="float">
            <text:p>93.23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06101043801</text:p>
          </table:table-cell>
          <table:table-cell office:value-type="string" calcext:value-type="string">
            <text:p>2022-01-14 2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9784" calcext:value-type="float">
            <text:p>88.9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06101043801</text:p>
          </table:table-cell>
          <table:table-cell office:value-type="string" calcext:value-type="string">
            <text:p>2021-01-06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2672" calcext:value-type="float">
            <text:p>87.67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06101043801</text:p>
          </table:table-cell>
          <table:table-cell office:value-type="string" calcext:value-type="string">
            <text:p>2020-01-06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424" calcext:value-type="float">
            <text:p>87.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